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6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2.291cm"/>
    </style:style>
    <style:style style:name="co9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5600H</text:p>
          </table:table-cell>
          <table:table-cell table:style-name="ce1" office:value-type="string" calcext:value-type="string">
            <text:p>56000H</text:p>
          </table:table-cell>
          <table:table-cell table:number-columns-repeated="3" table:style-name="ce1" office:value-type="string" calcext:value-type="string">
            <text:p>5600H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no</text:p>
          </table:table-cell>
          <table:table-cell table:style-name="ce1" office:value-type="string" calcext:value-type="string">
            <text:p>Dataset Name</text:p>
          </table:table-cell>
          <table:table-cell table:style-name="ce1" office:value-type="string" calcext:value-type="string">
            <text:p>pthread</text:p>
          </table:table-cell>
          <table:table-cell table:style-name="ce1" office:value-type="string" calcext:value-type="string">
            <text:p>omp(static)</text:p>
          </table:table-cell>
          <table:table-cell table:style-name="ce1" office:value-type="string" calcext:value-type="string">
            <text:p>omp(dynamic)</text:p>
          </table:table-cell>
          <table:table-cell table:style-name="ce1" office:value-type="string" calcext:value-type="string">
            <text:p>omp(guided)</text:p>
          </table:table-cell>
          <table:table-cell table:style-name="ce1" office:value-type="string" calcext:value-type="string">
            <text:p>omp(dynamic) 12 threads</text:p>
          </table:table-cell>
          <table:table-cell/>
          <table:table-cell table:style-name="ce1" office:value-type="string" calcext:value-type="string">
            <text:p>itteration</text:p>
          </table:table-cell>
          <table:table-cell table:style-name="ce1" office:value-type="string" calcext:value-type="string">
            <text:p>pop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bc</text:p>
          </table:table-cell>
          <table:table-cell office:value-type="float" office:value="77.561634" calcext:value-type="float">
            <text:p>77.561634</text:p>
          </table:table-cell>
          <table:table-cell office:value-type="float" office:value="74.163656" calcext:value-type="float">
            <text:p>74.163656</text:p>
          </table:table-cell>
          <table:table-cell office:value-type="float" office:value="77.1555" calcext:value-type="float">
            <text:p>77.1555</text:p>
          </table:table-cell>
          <table:table-cell office:value-type="float" office:value="141.039258" calcext:value-type="float">
            <text:p>141.039258</text:p>
          </table:table-cell>
          <table:table-cell office:value-type="float" office:value="77.106186" calcext:value-type="float">
            <text:p>77.1061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dbc</text:p>
          </table:table-cell>
          <table:table-cell office:value-type="float" office:value="83.657825" calcext:value-type="float">
            <text:p>83.657825</text:p>
          </table:table-cell>
          <table:table-cell office:value-type="float" office:value="150.959046" calcext:value-type="float">
            <text:p>150.959046</text:p>
          </table:table-cell>
          <table:table-cell office:value-type="float" office:value="69.479661" calcext:value-type="float">
            <text:p>69.479661</text:p>
          </table:table-cell>
          <table:table-cell office:value-type="float" office:value="93.903498" calcext:value-type="float">
            <text:p>93.903498</text:p>
          </table:table-cell>
          <table:table-cell office:value-type="float" office:value="72.375083" calcext:value-type="float">
            <text:p>72.3750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dbc</text:p>
          </table:table-cell>
          <table:table-cell office:value-type="float" office:value="89.489175" calcext:value-type="float">
            <text:p>89.489175</text:p>
          </table:table-cell>
          <table:table-cell office:value-type="float" office:value="161.130985" calcext:value-type="float">
            <text:p>161.130985</text:p>
          </table:table-cell>
          <table:table-cell office:value-type="float" office:value="69.39169" calcext:value-type="float">
            <text:p>69.39169</text:p>
          </table:table-cell>
          <table:table-cell office:value-type="float" office:value="100.376606" calcext:value-type="float">
            <text:p>100.376606</text:p>
          </table:table-cell>
          <table:table-cell office:value-type="float" office:value="70.326394" calcext:value-type="float">
            <text:p>70.3263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float" office:value="81.70138" calcext:value-type="float">
            <text:p>81.70138</text:p>
          </table:table-cell>
          <table:table-cell/>
          <table:table-cell office:value-type="float" office:value="71.642445" calcext:value-type="float">
            <text:p>71.642445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number-columns-repeated="5" table:style-name="ce1" office:value-type="string" calcext:value-type="string">
            <text:p>M2 Ma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no</text:p>
          </table:table-cell>
          <table:table-cell table:style-name="ce1" office:value-type="string" calcext:value-type="string">
            <text:p>Dataset Name</text:p>
          </table:table-cell>
          <table:table-cell table:style-name="ce1" office:value-type="string" calcext:value-type="string">
            <text:p>pthread</text:p>
          </table:table-cell>
          <table:table-cell table:style-name="ce1" office:value-type="string" calcext:value-type="string">
            <text:p>omp(static)</text:p>
          </table:table-cell>
          <table:table-cell table:style-name="ce1" office:value-type="string" calcext:value-type="string">
            <text:p>omp(dynamic)</text:p>
          </table:table-cell>
          <table:table-cell table:style-name="ce1" office:value-type="string" calcext:value-type="string">
            <text:p>omp(guided)</text:p>
          </table:table-cell>
          <table:table-cell table:style-name="ce1" office:value-type="string" calcext:value-type="string">
            <text:p>omp(dynamic) 12 threads</text:p>
          </table:table-cell>
          <table:table-cell table:style-name="ce1" office:value-type="string" calcext:value-type="string">
            <text:p>8p+4e cores</text:p>
          </table:table-cell>
          <table:table-cell table:style-name="ce1" office:value-type="string" calcext:value-type="string">
            <text:p>itteration</text:p>
          </table:table-cell>
          <table:table-cell table:style-name="ce1" office:value-type="string" calcext:value-type="string">
            <text:p>pop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bc</text:p>
          </table:table-cell>
          <table:table-cell/>
          <table:table-cell office:value-type="float" office:value="17.886656" calcext:value-type="float">
            <text:p>17.886656</text:p>
          </table:table-cell>
          <table:table-cell office:value-type="float" office:value="15.736693" calcext:value-type="float">
            <text:p>15.736693</text:p>
          </table:table-cell>
          <table:table-cell office:value-type="float" office:value="17.391128" calcext:value-type="float">
            <text:p>17.39112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dbc</text:p>
          </table:table-cell>
          <table:table-cell/>
          <table:table-cell office:value-type="float" office:value="18.601977" calcext:value-type="float">
            <text:p>18.601977</text:p>
          </table:table-cell>
          <table:table-cell office:value-type="float" office:value="18.405828" calcext:value-type="float">
            <text:p>18.405828</text:p>
          </table:table-cell>
          <table:table-cell office:value-type="float" office:value="19.072512" calcext:value-type="float">
            <text:p>19.07251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dbc</text:p>
          </table:table-cell>
          <table:table-cell/>
          <table:table-cell office:value-type="float" office:value="17.117789" calcext:value-type="float">
            <text:p>17.117789</text:p>
          </table:table-cell>
          <table:table-cell office:value-type="float" office:value="18.231163" calcext:value-type="float">
            <text:p>18.231163</text:p>
          </table:table-cell>
          <table:table-cell office:value-type="float" office:value="19.736059" calcext:value-type="float">
            <text:p>19.73605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float" office:value="17.346496" calcext:value-type="float">
            <text:p>17.346496</text:p>
          </table:table-cell>
          <table:table-cell office:value-type="float" office:value="16.884792" calcext:value-type="float">
            <text:p>16.884792</text:p>
          </table:table-cell>
          <table:table-cell office:value-type="float" office:value="15.659084" calcext:value-type="float">
            <text:p>15.6590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18:45:02.298846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1:59:05.663328359</meta:creation-date>
    <dc:date>2023-08-22T21:12:01.736849490</dc:date>
    <meta:editing-duration>PT3H52M9S</meta:editing-duration>
    <meta:editing-cycles>16</meta:editing-cycles>
    <meta:generator>LibreOffice/7.5.5.2$Linux_X86_64 LibreOffice_project/ca8fe7424262805f223b9a2334bc7181abbcbf5e</meta:generator>
    <meta:document-statistic meta:table-count="1" meta:cell-count="82" meta:object-count="0"/>
  </office:meta>
</office:document-meta>
</file>